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864000000EDCA0933C7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Inconsolat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4" style:family="paragraph" style:parent-style-name="Preformatted_20_Text">
      <style:paragraph-properties fo:text-align="start" style:justify-single-word="false"/>
      <style:text-properties style:font-name="Inconsolata" fo:font-size="10pt" fo:font-style="normal" style:font-size-asian="10pt" style:font-style-asian="normal" style:font-size-complex="10pt" style:font-style-complex="normal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0.5in"/>
        </style:tab-stops>
      </style:paragraph-properties>
      <style:text-properties style:font-name="Inconsolata" fo:font-size="10pt" fo:font-style="normal" style:font-size-asian="10pt" style:font-style-asian="normal" style:font-size-complex="10pt" style:font-style-complex="normal"/>
    </style:style>
    <style:style style:name="P16" style:family="paragraph" style:parent-style-name="Preformatted_20_Text">
      <style:text-properties fo:font-size="10pt" style:font-size-asian="10pt" style:font-size-complex="10pt"/>
    </style:style>
    <style:style style:name="P17" style:family="paragraph" style:parent-style-name="Preformatted_20_Text">
      <style:paragraph-properties>
        <style:tab-stops>
          <style:tab-stop style:position="0.5in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Preformatted_20_Text" style:master-page-name="">
      <style:paragraph-properties fo:margin-left="0.5016in" fo:margin-right="0in" fo:margin-top="0in" fo:margin-bottom="0in" fo:text-indent="0in" style:auto-text-indent="false" style:page-number="auto"/>
    </style:style>
    <style:style style:name="P19" style:family="paragraph" style:parent-style-name="Preformatted_20_Text">
      <style:paragraph-properties fo:margin-left="0.5016in" fo:margin-right="0in" fo:margin-top="0in" fo:margin-bottom="0in" fo:text-indent="0in" style:auto-text-indent="false"/>
    </style:style>
    <style:style style:name="P20" style:family="paragraph" style:parent-style-name="Preformatted_20_Text">
      <style:paragraph-properties fo:margin-left="0.5016in" fo:margin-right="0in" fo:margin-top="0in" fo:margin-bottom="0in" fo:text-align="start" style:justify-single-word="false" fo:text-indent="0in" style:auto-text-indent="false"/>
      <style:text-properties style:font-name="Inconsolata" fo:font-size="12pt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fo:text-indent="0in" style:auto-text-indent="false"/>
    </style:style>
    <style:style style:name="P22" style:family="paragraph" style:parent-style-name="Standard">
      <style:paragraph-properties fo:text-align="center" style:justify-single-word="false"/>
      <style:text-properties style:font-name="Inconsolata" fo:font-size="10pt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Inconsolata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ISP440</text:p>
      <text:p text:style-name="P4"/>
      <text:p text:style-name="P4">Joseph Morgan</text:p>
      <text:p text:style-name="P4"/>
      <text:p text:style-name="P4">Homework 2</text:p>
      <text:p text:style-name="P12">Number Line of All Possible Values</text:p>
      <text:p text:style-name="P5"/>
      <text:p text:style-name="P5"><draw:frame draw:style-name="fr1" draw:name="graphics1" text:anchor-type="paragraph" svg:x="0.2736in" svg:y="0.2134in" svg:width="6.4264in" svg:height="0.9752in" draw:z-index="0"><draw:image xlink:href="Pictures/1000000000000864000000EDCA0933C7.jpg" xlink:type="simple" xlink:show="embed" xlink:actuate="onLoad"/></draw:frame></text:p>
      <text:p text:style-name="P5"/>
      <text:p text:style-name="P9"/>
      <text:p text:style-name="P9"/>
      <text:p text:style-name="P9">Floating Point Addition Output</text:p>
      <text:p text:style-name="P7"/>
      <text:p text:style-name="P7"/>
      <text:p text:style-name="P7">This output was piped directly from my running program into a text file.</text:p>
      <text:p text:style-name="P7">This was done via:</text:p>
      <text:p text:style-name="P6">$: cat ./input.txt | ./test_software_float.out &gt; output.txt</text:p>
      <text:p text:style-name="P23">I've removed superfluous output lines.</text:p>
      <text:p text:style-name="P6"/>
      <text:p text:style-name="P6"/>
      <text:p text:style-name="P2"/>
      <text:p text:style-name="P18">**** Joseph Morgan's test main for software implementation of floats ****</text:p>
      <text:p text:style-name="P19"/>
      <text:p text:style-name="P19">* * * * * * * * * * * * * * * * *</text:p>
      <text:p text:style-name="P19"/>
      <text:p text:style-name="P19">First Number: <text:s text:c="2"/>3.14159</text:p>
      <text:p text:style-name="P19">Second Number: <text:s/>2.75</text:p>
      <text:p text:style-name="P19">#1 Expanded: <text:s text:c="3"/>0000001100100000</text:p>
      <text:p text:style-name="P19">#2 Expanded: <text:s text:c="3"/>0000001011000000</text:p>
      <text:p text:style-name="P19">Sum: <text:s text:c="11"/>0000010111100000</text:p>
      <text:p text:style-name="P19">Sum Normalized: 0000000010111100</text:p>
      <text:p text:style-name="P19">Sum Packed: <text:s text:c="4"/>00111110</text:p>
      <text:p text:style-name="P19"/>
      <text:p text:style-name="P19">* * * * * * * * * * * * * * * * *</text:p>
      <text:p text:style-name="P19"/>
      <text:p text:style-name="P19">Sum: 05.75000000</text:p>
      <text:p text:style-name="P19"/>
      <text:p text:style-name="P19">* * * * * * * * * * * * * * * * *</text:p>
      <text:p text:style-name="P19"/>
      <text:p text:style-name="P19"/>
      <text:p text:style-name="P19">* * * * * * * * * * * * * * * * *</text:p>
      <text:p text:style-name="P19"/>
      <text:p text:style-name="P19">First Number: <text:s text:c="2"/>-4.6</text:p>
      <text:p text:style-name="P19">Second Number: <text:s/>1.92</text:p>
      <text:p text:style-name="P19">#1 Expanded: <text:s text:c="3"/>0000010010000000</text:p>
      <text:p text:style-name="P19">#2 Expanded: <text:s text:c="3"/>0000000111100000</text:p>
      <text:p text:style-name="P19"><text:soft-page-break/>Sum: <text:s text:c="11"/>0000001010100000</text:p>
      <text:p text:style-name="P19">Sum Normalized: 0000000010101000</text:p>
      <text:p text:style-name="P19">Sum Packed: <text:s text:c="4"/>10101101</text:p>
      <text:p text:style-name="P19"/>
      <text:p text:style-name="P19">* * * * * * * * * * * * * * * * *</text:p>
      <text:p text:style-name="P19"/>
      <text:p text:style-name="P19">Sum: -02.62500000</text:p>
      <text:p text:style-name="P19"/>
      <text:p text:style-name="P19">* * * * * * * * * * * * * * * * *</text:p>
      <text:p text:style-name="P21"><text:s/></text:p>
      <text:p text:style-name="P19"/>
      <text:p text:style-name="P19">* * * * * * * * * * * * * * * * *</text:p>
      <text:p text:style-name="P19"/>
      <text:p text:style-name="P19">First Number: <text:s text:c="2"/>2.125</text:p>
      <text:p text:style-name="P19">Second Number: <text:s/>-7.79</text:p>
      <text:p text:style-name="P19">#1 Expanded: <text:s text:c="3"/>0000001000100000</text:p>
      <text:p text:style-name="P19">#2 Expanded: <text:s text:c="3"/>0000011111000000</text:p>
      <text:p text:style-name="P19">Sum: <text:s text:c="11"/>0000010110100000</text:p>
      <text:p text:style-name="P19">Sum Normalized: 0000000010110100</text:p>
      <text:p text:style-name="P19">Sum Packed: <text:s text:c="4"/>10110110</text:p>
      <text:p text:style-name="P19"/>
      <text:p text:style-name="P19">* * * * * * * * * * * * * * * * *</text:p>
      <text:p text:style-name="P19"/>
      <text:p text:style-name="P19">Sum: -05.50000000</text:p>
      <text:p text:style-name="P19"/>
      <text:p text:style-name="P19">* * * * * * * * * * * * * * * * *</text:p>
      <text:p text:style-name="P19"/>
      <text:p text:style-name="P19"/>
      <text:p text:style-name="P19"/>
      <text:p text:style-name="P19">* * * * * * * * * * * * * * * * *</text:p>
      <text:p text:style-name="P19"/>
      <text:p text:style-name="P19">First Number: <text:s text:c="2"/>-0.4887</text:p>
      <text:p text:style-name="P19">Second Number: <text:s/>-13.8</text:p>
      <text:p text:style-name="P19">#1 Expanded: <text:s text:c="3"/>0000000001111100</text:p>
      <text:p text:style-name="P19">#2 Expanded: <text:s text:c="3"/>0000110110000000</text:p>
      <text:p text:style-name="P19">Sum: <text:s text:c="11"/>0000110111111100</text:p>
      <text:p text:style-name="P19">Sum Normalized: 0000000011011111</text:p>
      <text:p text:style-name="P19">Sum Packed: <text:s text:c="4"/>11011111</text:p>
      <text:p text:style-name="P19"/>
      <text:p text:style-name="P19">* * * * * * * * * * * * * * * * *</text:p>
      <text:p text:style-name="P19"/>
      <text:p text:style-name="P19">Sum: -13.50000000</text:p>
      <text:p text:style-name="P19"/>
      <text:p text:style-name="P19">* * * * * * * * * * * * * * * * *</text:p>
      <text:p text:style-name="P13">Floating Point Multiplication Output</text:p>
      <text:p text:style-name="P9"/>
      <text:p text:style-name="P25"></text:p>
      <text:p text:style-name="P25"></text:p>
      <text:p text:style-name="P25">**** Joseph Morgan's test main for software implementation of floats ****</text:p>
      <text:p text:style-name="P25"></text:p>
      <text:p text:style-name="P25">Please enter a number to use in the test: </text:p>
      <text:p text:style-name="P25">Menu options:</text:p>
      <text:p text:style-name="P25"></text:p>
      <text:p text:style-name="P25"><text:s text:c="5"/>1 - test atof</text:p>
      <text:p text:style-name="P25"><text:s text:c="5"/>2 - test ftoa</text:p>
      <text:p text:style-name="P25"><text:s text:c="5"/>3 - test add</text:p>
      <text:p text:style-name="P25"><text:s text:c="5"/>4 - test multiply</text:p>
      <text:p text:style-name="P25"><text:s text:c="5"/>5 - input new number</text:p>
      <text:p text:style-name="P25"><text:s text:c="5"/>0 - exit</text:p>
      <text:p text:style-name="P25"></text:p>
      <text:p text:style-name="P25">Selection: </text:p>
      <text:p text:style-name="P25">What would you like to multiply with your number?</text:p>
      <text:p text:style-name="P25">Please enter a number to use in the test: </text:p>
      <text:p text:style-name="P25"></text:p>
      <text:p text:style-name="P25">* * * * * * * * * * * * * * * * *</text:p>
      <text:p text:style-name="P25"></text:p>
      <text:p text:style-name="P25">First Number: <text:s text:c="2"/>2.7</text:p>
      <text:p text:style-name="P25">Second Number: <text:s/>1.5</text:p>
      <text:p text:style-name="P25">#1 Expanded: <text:s text:c="5"/>0000 0001 0101 0000 </text:p>
      <text:p text:style-name="P25">#1 Exponent: <text:s text:c="5"/>1</text:p>
      <text:p text:style-name="P25">#2 Expanded: <text:s text:c="5"/>0000 0001 1000 0000 </text:p>
      <text:p text:style-name="P25">#2 Exponent: <text:s text:c="5"/>0</text:p>
      <text:p text:style-name="P25">Product: <text:s text:c="9"/>0000 0001 1111 1000 </text:p>
      <text:p text:style-name="P25">Product Exponent: 1</text:p>
      <text:p text:style-name="P25">Pruduct Packed: <text:s text:c="2"/>0111 1101 </text:p>
      <text:p text:style-name="P25"></text:p>
      <text:p text:style-name="P25">* * * * * * * * * * * * * * * * *</text:p>
      <text:p text:style-name="P25"></text:p>
      <text:p text:style-name="P25">Sum: 03.87500000</text:p>
      <text:p text:style-name="P25"></text:p>
      <text:p text:style-name="P25">* * * * * * * * * * * * * * * * *</text:p>
      <text:p text:style-name="P25"></text:p>
      <text:p text:style-name="P25"/>
      <text:p text:style-name="P25"></text:p>
      <text:p text:style-name="P25">* * * * * * * * * * * * * * * * *</text:p>
      <text:p text:style-name="P25"></text:p>
      <text:p text:style-name="P25">First Number: <text:s text:c="2"/>-1.0</text:p>
      <text:p text:style-name="P25">Second Number: <text:s/>2.5</text:p>
      <text:p text:style-name="P25">#1 Expanded: <text:s text:c="5"/>0000 0001 0000 0000 </text:p>
      <text:p text:style-name="P25">#1 Exponent: <text:s text:c="5"/>0</text:p>
      <text:p text:style-name="P25">#2 Expanded: <text:s text:c="5"/>0000 0001 0100 0000 </text:p>
      <text:p text:style-name="P25">#2 Exponent: <text:s text:c="5"/>1</text:p>
      <text:p text:style-name="P25">Product: <text:s text:c="9"/>0000 0001 0100 0000 </text:p>
      <text:p text:style-name="P25">Product Exponent: 1</text:p>
      <text:p text:style-name="P25">Pruduct Packed: <text:s text:c="2"/>1010 0101 </text:p>
      <text:p text:style-name="P25"></text:p>
      <text:p text:style-name="P25">* * * * * * * * * * * * * * * * *</text:p>
      <text:p text:style-name="P25"><text:soft-page-break/></text:p>
      <text:p text:style-name="P25">Sum: -02.50000000</text:p>
      <text:p text:style-name="P25"></text:p>
      <text:p text:style-name="P25">* * * * * * * * * * * * * * * * *</text:p>
      <text:p text:style-name="P25"></text:p>
      <text:p text:style-name="P25"/>
      <text:p text:style-name="P25"></text:p>
      <text:p text:style-name="P25">* * * * * * * * * * * * * * * * *</text:p>
      <text:p text:style-name="P25"></text:p>
      <text:p text:style-name="P25">First Number: <text:s text:c="2"/>3.75</text:p>
      <text:p text:style-name="P25">Second Number: <text:s/>-.225</text:p>
      <text:p text:style-name="P25">#1 Expanded: <text:s text:c="5"/>0000 0001 1110 0000 </text:p>
      <text:p text:style-name="P25">#1 Exponent: <text:s text:c="5"/>1</text:p>
      <text:p text:style-name="P25">#2 Expanded: <text:s text:c="5"/>0000 0001 1100 0000 </text:p>
      <text:p text:style-name="P25">#2 Exponent: <text:s text:c="5"/>-3</text:p>
      <text:p text:style-name="P25">Product: <text:s text:c="9"/>0000 0011 0100 1000 </text:p>
      <text:p text:style-name="P25">Product Exponent: -1</text:p>
      <text:p text:style-name="P25">Pruduct Packed: <text:s text:c="2"/>1101 0011 </text:p>
      <text:p text:style-name="P25"></text:p>
      <text:p text:style-name="P25">* * * * * * * * * * * * * * * * *</text:p>
      <text:p text:style-name="P25"></text:p>
      <text:p text:style-name="P25">Sum: -00.81250000</text:p>
      <text:p text:style-name="P25"></text:p>
      <text:p text:style-name="P25">* * * * * * * * * * * * * * * * *</text:p>
      <text:p text:style-name="P25"></text:p>
      <text:p text:style-name="P25"/>
      <text:p text:style-name="P25"></text:p>
      <text:p text:style-name="P25">* * * * * * * * * * * * * * * * *</text:p>
      <text:p text:style-name="P25"></text:p>
      <text:p text:style-name="P25">First Number: <text:s text:c="2"/>-6.333</text:p>
      <text:p text:style-name="P25">Second Number: <text:s/>-2.1</text:p>
      <text:p text:style-name="P25">#1 Expanded: <text:s text:c="5"/>0000 0001 1001 0000 </text:p>
      <text:p text:style-name="P25">#1 Exponent: <text:s text:c="5"/>2</text:p>
      <text:p text:style-name="P25">#2 Expanded: <text:s text:c="5"/>0000 0001 0000 0000 </text:p>
      <text:p text:style-name="P25">#2 Exponent: <text:s text:c="5"/>1</text:p>
      <text:p text:style-name="P25">Product: <text:s text:c="9"/>0000 0001 1001 0000 </text:p>
      <text:p text:style-name="P25">Product Exponent: 3</text:p>
      <text:p text:style-name="P25">Pruduct Packed: <text:s text:c="2"/>0100 1111 </text:p>
      <text:p text:style-name="P25"></text:p>
      <text:p text:style-name="P25">* * * * * * * * * * * * * * * * *</text:p>
      <text:p text:style-name="P25"></text:p>
      <text:p text:style-name="P25">Sum: 12.50000000</text:p>
      <text:p text:style-name="P25"></text:p>
      <text:p text:style-name="P25">* * * * * * * * * * * * * * * * *</text:p>
      <text:p text:style-name="P25"></text:p>
      <text:p text:style-name="P25"><text:s/></text:p>
      <text:p text:style-name="P25"></text:p>
      <text:p text:style-name="P25">* * * * * * * * * * * * * * * * *</text:p>
      <text:p text:style-name="P25"></text:p>
      <text:p text:style-name="P25">First Number: <text:s text:c="2"/>-6.333</text:p>
      <text:p text:style-name="P25">Second Number: <text:s/>-2.1</text:p>
      <text:p text:style-name="P25">#1 Expanded: <text:s text:c="5"/>0000 0001 1001 0000 </text:p>
      <text:p text:style-name="P25">#1 Exponent: <text:s text:c="5"/>2</text:p>
      <text:p text:style-name="P25">#2 Expanded: <text:s text:c="5"/>0000 0001 0000 0000 </text:p>
      <text:p text:style-name="P25">#2 Exponent: <text:s text:c="5"/>1</text:p>
      <text:p text:style-name="P25"><text:soft-page-break/>Product: <text:s text:c="9"/>0000 0001 1001 0000 </text:p>
      <text:p text:style-name="P25">Product Exponent: 3</text:p>
      <text:p text:style-name="P25">Pruduct Packed: <text:s text:c="2"/>0100 1111 </text:p>
      <text:p text:style-name="P25"></text:p>
      <text:p text:style-name="P25">* * * * * * * * * * * * * * * * *</text:p>
      <text:p text:style-name="P25"></text:p>
      <text:p text:style-name="P25">Sum: 12.50000000</text:p>
      <text:p text:style-name="P25"></text:p>
      <text:p text:style-name="P25">* * * * * * * * * * * * * * * * *</text:p>
      <text:p text:style-name="P13">Source Code</text:p>
      <text:p text:style-name="P9"/>
      <text:p text:style-name="P10">main and helper functions</text:p>
      <text:p text:style-name="P11"/>
      <text:p text:style-name="P8"/>
      <text:p text:style-name="P16">#include &lt;cstdio&gt;</text:p>
      <text:p text:style-name="P16">#include "./float_software.h"</text:p>
      <text:p text:style-name="P16"/>
      <text:p text:style-name="P16">void get_number(char*);</text:p>
      <text:p text:style-name="P16">void test_atof(char*);</text:p>
      <text:p text:style-name="P16">void test_ftoa(char*);</text:p>
      <text:p text:style-name="P16">void test_add(char*);</text:p>
      <text:p text:style-name="P16">void test_multiply(char*);</text:p>
      <text:p text:style-name="P16"/>
      <text:p text:style-name="P16">const int INPUT_BUFFER_SIZE = 40;</text:p>
      <text:p text:style-name="P16"/>
      <text:p text:style-name="P16">int main() {</text:p>
      <text:p text:style-name="P16"><text:tab/>char user_input[INPUT_BUFFER_SIZE];</text:p>
      <text:p text:style-name="P16"><text:tab/>int selection;</text:p>
      <text:p text:style-name="P16"><text:tab/>bool exit = false;</text:p>
      <text:p text:style-name="P16"><text:tab/>char trash;</text:p>
      <text:p text:style-name="P16"/>
      <text:p text:style-name="P16"><text:tab/>printf(</text:p>
      <text:p text:style-name="P16"><text:tab/><text:tab/><text:tab/>"\n\n**** Joseph Morgan's test main for software implementation of floats ****\n\n"</text:p>
      <text:p text:style-name="P16"><text:tab/><text:tab/><text:tab/>);</text:p>
      <text:p text:style-name="P16"><text:tab/>get_number(user_input);</text:p>
      <text:p text:style-name="P16"/>
      <text:p text:style-name="P16"><text:tab/>while (!exit) {</text:p>
      <text:p text:style-name="P16"><text:tab/><text:tab/>printf(</text:p>
      <text:p text:style-name="P16"><text:tab/><text:tab/><text:tab/><text:tab/>"Menu options:\n\n"</text:p>
      <text:p text:style-name="P16"><text:tab/><text:tab/><text:tab/><text:tab/>" <text:s text:c="4"/>1 - test atof\n"</text:p>
      <text:p text:style-name="P16"><text:tab/><text:tab/><text:tab/><text:tab/>" <text:s text:c="4"/>2 - test ftoa\n"</text:p>
      <text:p text:style-name="P16"><text:tab/><text:tab/><text:tab/><text:tab/>" <text:s text:c="4"/>3 - test add\n"</text:p>
      <text:p text:style-name="P16"><text:tab/><text:tab/><text:tab/><text:tab/>" <text:s text:c="4"/>4 - test multiply\n"</text:p>
      <text:p text:style-name="P16"><text:tab/><text:tab/><text:tab/><text:tab/>" <text:s text:c="4"/>5 - input new number\n"</text:p>
      <text:p text:style-name="P16"><text:tab/><text:tab/><text:tab/><text:tab/>" <text:s text:c="4"/>0 - exit\n\n"</text:p>
      <text:p text:style-name="P16"><text:tab/><text:tab/><text:tab/><text:tab/>"Selection: "</text:p>
      <text:p text:style-name="P16"><text:tab/><text:tab/><text:tab/><text:tab/>);</text:p>
      <text:p text:style-name="P16"/>
      <text:p text:style-name="P16"><text:tab/><text:tab/>while ((trash = getchar()) != '\n' &amp;&amp; trash != EOF)</text:p>
      <text:p text:style-name="P16"><text:tab/><text:tab/><text:tab/>/* discard */;</text:p>
      <text:p text:style-name="P16"/>
      <text:p text:style-name="P16"><text:tab/><text:tab/>scanf("%i", &amp;selection);</text:p>
      <text:p text:style-name="P16"><text:tab/><text:tab/>printf("\n");</text:p>
      <text:p text:style-name="P16"><text:tab/><text:tab/>switch (selection) {</text:p>
      <text:p text:style-name="P16"><text:tab/><text:tab/><text:tab/>case 0 :</text:p>
      <text:p text:style-name="P16"><text:tab/><text:tab/><text:tab/><text:tab/>exit = true;</text:p>
      <text:p text:style-name="P16"><text:tab/><text:tab/><text:tab/><text:tab/>break;</text:p>
      <text:p text:style-name="P16"/>
      <text:p text:style-name="P16"><text:tab/><text:tab/><text:tab/>case 1 :</text:p>
      <text:p text:style-name="P16"><text:tab/><text:tab/><text:tab/><text:tab/>test_atof(user_input);</text:p>
      <text:p text:style-name="P16"><text:tab/><text:tab/><text:tab/><text:tab/>break;</text:p>
      <text:p text:style-name="P16"><text:soft-page-break/></text:p>
      <text:p text:style-name="P16"><text:tab/><text:tab/><text:tab/>case 2 :</text:p>
      <text:p text:style-name="P16"><text:tab/><text:tab/><text:tab/><text:tab/>test_ftoa(user_input);</text:p>
      <text:p text:style-name="P16"><text:tab/><text:tab/><text:tab/><text:tab/>break;</text:p>
      <text:p text:style-name="P16"/>
      <text:p text:style-name="P16"><text:tab/><text:tab/><text:tab/>case 3 :</text:p>
      <text:p text:style-name="P16"><text:tab/><text:tab/><text:tab/><text:tab/>test_add(user_input);</text:p>
      <text:p text:style-name="P16"><text:tab/><text:tab/><text:tab/><text:tab/>break;</text:p>
      <text:p text:style-name="P16"/>
      <text:p text:style-name="P16"><text:tab/><text:tab/><text:tab/>case 4 :</text:p>
      <text:p text:style-name="P16"><text:tab/><text:tab/><text:tab/><text:tab/>test_multiply(user_input);</text:p>
      <text:p text:style-name="P16"><text:tab/><text:tab/><text:tab/><text:tab/>break;</text:p>
      <text:p text:style-name="P16"/>
      <text:p text:style-name="P16"><text:tab/><text:tab/><text:tab/>case 5 :</text:p>
      <text:p text:style-name="P16"><text:tab/><text:tab/><text:tab/><text:tab/>get_number(user_input);</text:p>
      <text:p text:style-name="P16"><text:tab/><text:tab/><text:tab/><text:tab/>break;</text:p>
      <text:p text:style-name="P16"/>
      <text:p text:style-name="P16"><text:tab/><text:tab/><text:tab/>default :</text:p>
      <text:p text:style-name="P16"><text:tab/><text:tab/><text:tab/><text:tab/>printf("That didn't seem like an acceptable option\n");</text:p>
      <text:p text:style-name="P16"><text:tab/><text:tab/>}</text:p>
      <text:p text:style-name="P16"><text:tab/>}</text:p>
      <text:p text:style-name="P16">}</text:p>
      <text:p text:style-name="P16"/>
      <text:p text:style-name="P16">void get_number(char* user_input) {</text:p>
      <text:p text:style-name="P16"><text:tab/>printf("Please enter a number to use in the test: ");</text:p>
      <text:p text:style-name="P16"><text:tab/>scanf("%s", user_input);</text:p>
      <text:p text:style-name="P16"><text:tab/>printf("\n");</text:p>
      <text:p text:style-name="P16">}</text:p>
      <text:p text:style-name="P16"/>
      <text:p text:style-name="P16">void test_atof(char* user_input) {</text:p>
      <text:p text:style-name="P16"><text:tab/>unsigned char f = software_atof(user_input);</text:p>
      <text:p text:style-name="P16"/>
      <text:p text:style-name="P16"><text:tab/>printf("Converting %s to floating-point format...\n\n", user_input);</text:p>
      <text:p text:style-name="P16"/>
      <text:p text:style-name="P16"><text:tab/>printf("* * * * * * * * * * * * * * * * *\n\n");</text:p>
      <text:p text:style-name="P16"><text:tab/>print8bits(f);</text:p>
      <text:p text:style-name="P16"><text:tab/>printf("\n* * * * * * * * * * * * * * * * *\n\n");</text:p>
      <text:p text:style-name="P16">}</text:p>
      <text:p text:style-name="P16"/>
      <text:p text:style-name="P16">void test_ftoa(char* user_input) {</text:p>
      <text:p text:style-name="P16"><text:tab/>printf(</text:p>
      <text:p text:style-name="P16">"This will show the exact value of your number as it's stored in memory in floating point format\n"</text:p>
      <text:p text:style-name="P16">"You can see how accurately your number is being represented in 8 bits!\n\n"</text:p>
      <text:p text:style-name="P16">"Converting %s to floating-point and back to a string...\n\n", user_input</text:p>
      <text:p text:style-name="P16"><text:tab/><text:tab/><text:tab/>);</text:p>
      <text:p text:style-name="P16"/>
      <text:p text:style-name="P16"><text:tab/>unsigned char f = software_atof(user_input);</text:p>
      <text:p text:style-name="P16"><text:tab/>char buffer[INPUT_BUFFER_SIZE];</text:p>
      <text:p text:style-name="P16"><text:tab/>software_ftoa(f, buffer);</text:p>
      <text:p text:style-name="P16"/>
      <text:p text:style-name="P16"><text:tab/>printf("* * * * * * * * * * * * * * * * *\n\n");</text:p>
      <text:p text:style-name="P16"><text:tab/>printf("%s\n\n", buffer);</text:p>
      <text:p text:style-name="P16"><text:tab/>printf("* * * * * * * * * * * * * * * * *\n\n");</text:p>
      <text:p text:style-name="P16">}</text:p>
      <text:p text:style-name="P16"><text:soft-page-break/></text:p>
      <text:p text:style-name="P16">void test_add(char* user_input) {</text:p>
      <text:p text:style-name="P16"><text:tab/>char second_input[INPUT_BUFFER_SIZE];</text:p>
      <text:p text:style-name="P16"><text:tab/>unsigned char first_number;</text:p>
      <text:p text:style-name="P16"><text:tab/>unsigned char second_number;</text:p>
      <text:p text:style-name="P16"><text:tab/>unsigned char sum;</text:p>
      <text:p text:style-name="P16"><text:tab/>char str_sum[INPUT_BUFFER_SIZE];;</text:p>
      <text:p text:style-name="P16"/>
      <text:p text:style-name="P16"><text:tab/>printf("What would you like to add to your number?\n");</text:p>
      <text:p text:style-name="P16"><text:tab/>get_number(second_input);</text:p>
      <text:p text:style-name="P16"/>
      <text:p text:style-name="P16"><text:tab/>printf("\n"</text:p>
      <text:p text:style-name="P16"><text:tab/><text:tab/><text:tab/>"* * * * * * * * * * * * * * * * *\n\n");</text:p>
      <text:p text:style-name="P16"><text:tab/>first_number = software_atof(user_input);</text:p>
      <text:p text:style-name="P16"><text:tab/>second_number = software_atof(second_input);</text:p>
      <text:p text:style-name="P16"/>
      <text:p text:style-name="P16"><text:tab/>printf("First Number: <text:s text:c="2"/>%s\n", user_input);</text:p>
      <text:p text:style-name="P16"><text:tab/>printf("Second Number: <text:s/>%s\n", second_input);</text:p>
      <text:p text:style-name="P16"/>
      <text:p text:style-name="P16"><text:tab/>sum = software_float_add(first_number, second_number);</text:p>
      <text:p text:style-name="P16"><text:tab/>software_ftoa(sum, str_sum);</text:p>
      <text:p text:style-name="P16"/>
      <text:p text:style-name="P16"><text:tab/>printf("\n* * * * * * * * * * * * * * * * *\n\n");</text:p>
      <text:p text:style-name="P16"><text:tab/>printf("Sum: %s\n\n", str_sum);</text:p>
      <text:p text:style-name="P16"><text:tab/>printf("* * * * * * * * * * * * * * * * *\n\n");</text:p>
      <text:p text:style-name="P16">}</text:p>
      <text:p text:style-name="P16"/>
      <text:p text:style-name="P16">void test_multiply(char* user_input) {</text:p>
      <text:p text:style-name="P16"><text:tab/>// TODO</text:p>
      <text:p text:style-name="P16"><text:tab/>printf("User input: %s", user_input);</text:p>
      <text:p text:style-name="P14">}</text:p>
      <text:p text:style-name="P14"/>
      <text:p text:style-name="P14"/>
      <text:p text:style-name="P14"/>
      <text:p text:style-name="P3">Implementation</text:p>
      <text:p text:style-name="P14"/>
      <text:p text:style-name="P14"/>
      <text:p text:style-name="P14"/>
      <text:p text:style-name="P17">#include &lt;stdio.h&gt;</text:p>
      <text:p text:style-name="P17">#include &lt;string.h&gt;</text:p>
      <text:p text:style-name="P17">#include &lt;stdlib.h&gt;</text:p>
      <text:p text:style-name="P17">#include "float_software.h"</text:p>
      <text:p text:style-name="P17"/>
      <text:p text:style-name="P17">unsigned char software_atof (char* input_str) {</text:p>
      <text:p text:style-name="P17"><text:tab/>char formatted_str[20];</text:p>
      <text:p text:style-name="P17"><text:tab/>bool negative = false;</text:p>
      <text:p text:style-name="P17"/>
      <text:p text:style-name="P17"><text:tab/>// Set negative flag</text:p>
      <text:p text:style-name="P17"><text:tab/>if (input_str[0] == '-') {</text:p>
      <text:p text:style-name="P17"><text:tab/><text:tab/>negative = true;</text:p>
      <text:p text:style-name="P17"><text:tab/><text:tab/>strcpy(formatted_str, input_str + 1);</text:p>
      <text:p text:style-name="P17"><text:tab/>} else {</text:p>
      <text:p text:style-name="P17"><text:tab/><text:tab/>strcpy(formatted_str, input_str);</text:p>
      <text:p text:style-name="P17"><text:tab/>}</text:p>
      <text:p text:style-name="P17"><text:soft-page-break/></text:p>
      <text:p text:style-name="P17"><text:tab/>int len = strlen(formatted_str);</text:p>
      <text:p text:style-name="P17"/>
      <text:p text:style-name="P17"><text:tab/>// Variables to hold string representation of whole and fractional parts</text:p>
      <text:p text:style-name="P17"><text:tab/>// of the number.</text:p>
      <text:p text:style-name="P17">#<text:tab/>define S_WHOLE_SIZE 3</text:p>
      <text:p text:style-name="P17">#<text:tab/>define S_FRACT_SIZE 9</text:p>
      <text:p text:style-name="P17"><text:tab/>char string_whole[S_WHOLE_SIZE] = "00";</text:p>
      <text:p text:style-name="P17"><text:tab/>char string_fract[S_FRACT_SIZE] = "00000000";</text:p>
      <text:p text:style-name="P17"/>
      <text:p text:style-name="P17"><text:tab/>// Store the index of the decimal in x</text:p>
      <text:p text:style-name="P17"><text:tab/>int x = 0;</text:p>
      <text:p text:style-name="P17"><text:tab/>while (formatted_str[x] != '.') {</text:p>
      <text:p text:style-name="P17"><text:tab/><text:tab/>++x;</text:p>
      <text:p text:style-name="P17"><text:tab/><text:tab/>if (x &gt; len) printf("You need to include a decimal point - exiting\n"), exit(1);</text:p>
      <text:p text:style-name="P17"><text:tab/>}</text:p>
      <text:p text:style-name="P17"/>
      <text:p text:style-name="P17"><text:tab/>// Reverse whole part of number, store as string.</text:p>
      <text:p text:style-name="P17"><text:tab/>// ex. 3.1416 would be stored as: 30</text:p>
      <text:p text:style-name="P17"><text:tab/>for (int i = x - 1, j = 0; i &gt;= 0; --i, ++j) {</text:p>
      <text:p text:style-name="P17"><text:tab/><text:tab/>string_whole[j] = formatted_str[i];</text:p>
      <text:p text:style-name="P17"><text:tab/>}</text:p>
      <text:p text:style-name="P17"/>
      <text:p text:style-name="P17"><text:tab/>// Reverse fractional part of number, store as string.</text:p>
      <text:p text:style-name="P17"><text:tab/>// ex: 3.1416 would be stored as: 00006141</text:p>
      <text:p text:style-name="P17"><text:tab/>for (int i = x + 1, j = S_FRACT_SIZE - 2; i &lt; len; ++i, --j) {</text:p>
      <text:p text:style-name="P17"><text:tab/><text:tab/>string_fract[j] = formatted_str[i];</text:p>
      <text:p text:style-name="P17"><text:tab/>}</text:p>
      <text:p text:style-name="P17"/>
      <text:p text:style-name="P17"><text:tab/>// Convert string representation of whole part to internal representation of</text:p>
      <text:p text:style-name="P17"><text:tab/>// the integer.</text:p>
      <text:p text:style-name="P17"><text:tab/>unsigned char integer_whole = 0;</text:p>
      <text:p text:style-name="P17"><text:tab/>for (int i = 0; i &lt; S_WHOLE_SIZE - 1; ++i) {</text:p>
      <text:p text:style-name="P17"><text:tab/><text:tab/>integer_whole += (string_whole[i] - '0') * software_float_pow(10, i);</text:p>
      <text:p text:style-name="P17"><text:tab/>}</text:p>
      <text:p text:style-name="P17"/>
      <text:p text:style-name="P17"><text:tab/>// Convert string representation of fractional part to binary representation</text:p>
      <text:p text:style-name="P17"><text:tab/>// of the number times 100,000,000 in decimal</text:p>
      <text:p text:style-name="P17"><text:tab/>unsigned long integer_fract = 0;</text:p>
      <text:p text:style-name="P17"><text:tab/>for (int i = 0; i &lt; S_FRACT_SIZE - 1; ++i) {</text:p>
      <text:p text:style-name="P17"><text:tab/><text:tab/>integer_fract += (string_fract[i] - '0') * software_float_pow(10, i);</text:p>
      <text:p text:style-name="P17"><text:tab/>}</text:p>
      <text:p text:style-name="P17"/>
      <text:p text:style-name="P17"><text:tab/>// This is some wacky voodoo magic. To manually find the bits needed to</text:p>
      <text:p text:style-name="P17"><text:tab/>// represent the fractional point of a decimal number, we subtract by known</text:p>
      <text:p text:style-name="P17"><text:tab/>// powers of two if the fractional part is greater than the known power of two.</text:p>
      <text:p text:style-name="P17"><text:tab/>// Our integer_fract contains (fractional part of the integer * 1,000,000), which</text:p>
      <text:p text:style-name="P17"><text:tab/>// means we can subtract by (known powers of two * 1,000,000) to find which</text:p>
      <text:p text:style-name="P17"><text:tab/>// known powers of two it contains. Then mask off those specific bits.</text:p>
      <text:p text:style-name="P17"><text:tab/>unsigned long power_of_two = 50000000;</text:p>
      <text:p text:style-name="P17"><text:tab/>unsigned char binary_fract = 0; // Bits to the right of decimal point.</text:p>
      <text:p text:style-name="P17"><text:tab/>unsigned char mask = 0x80; // initial bit to potentially mask.</text:p>
      <text:p text:style-name="P17"><text:soft-page-break/></text:p>
      <text:p text:style-name="P17"><text:tab/>for (int i = 0; i &lt; S_FRACT_SIZE - 1; ++i) {</text:p>
      <text:p text:style-name="P17"><text:tab/><text:tab/>if (integer_fract &gt;= power_of_two) {</text:p>
      <text:p text:style-name="P17"><text:tab/><text:tab/><text:tab/>binary_fract |= mask;</text:p>
      <text:p text:style-name="P17"><text:tab/><text:tab/><text:tab/>integer_fract -= power_of_two;</text:p>
      <text:p text:style-name="P17"><text:tab/><text:tab/>}</text:p>
      <text:p text:style-name="P17"/>
      <text:p text:style-name="P17"><text:tab/><text:tab/>mask &gt;&gt;= 1;</text:p>
      <text:p text:style-name="P17"><text:tab/><text:tab/>power_of_two &gt;&gt;= 1; // This is the same as multiplying by .5, ignoring remainder</text:p>
      <text:p text:style-name="P17"><text:tab/>}</text:p>
      <text:p text:style-name="P17"/>
      <text:p text:style-name="P17"><text:tab/>//print8bits(integer_whole);</text:p>
      <text:p text:style-name="P17"><text:tab/>//print8bits(binary_fract);</text:p>
      <text:p text:style-name="P17"/>
      <text:p text:style-name="P17"><text:tab/>unsigned short buffer = 0;</text:p>
      <text:p text:style-name="P17"><text:tab/>buffer = integer_whole;</text:p>
      <text:p text:style-name="P17"><text:tab/>buffer &lt;&lt;= 8;</text:p>
      <text:p text:style-name="P17"><text:tab/>buffer |= binary_fract;</text:p>
      <text:p text:style-name="P17"/>
      <text:p text:style-name="P17"><text:tab/>//print16bits(buffer);</text:p>
      <text:p text:style-name="P17"/>
      <text:p text:style-name="P17"><text:tab/>// Normalize the fraction - find the first 1.</text:p>
      <text:p text:style-name="P17"><text:tab/>int exponent = 7;</text:p>
      <text:p text:style-name="P17"><text:tab/>unsigned short bitfinder_mask = 0x8000;</text:p>
      <text:p text:style-name="P17"><text:tab/>while (!(buffer &amp; bitfinder_mask)) {</text:p>
      <text:p text:style-name="P17"><text:tab/><text:tab/>--exponent;</text:p>
      <text:p text:style-name="P17"><text:tab/><text:tab/>bitfinder_mask &gt;&gt;= 1;</text:p>
      <text:p text:style-name="P17"><text:tab/>}</text:p>
      <text:p text:style-name="P17"/>
      <text:p text:style-name="P17"><text:tab/>// Final packing of the float</text:p>
      <text:p text:style-name="P17"><text:tab/>unsigned char the_float = 0;</text:p>
      <text:p text:style-name="P17"/>
      <text:p text:style-name="P17"><text:tab/>buffer &lt;&lt;= (7 - exponent);</text:p>
      <text:p text:style-name="P17"><text:tab/>buffer &gt;&gt;= 8;</text:p>
      <text:p text:style-name="P17"><text:tab/>the_float = buffer;</text:p>
      <text:p text:style-name="P17"><text:tab/>the_float &amp;= 0x78;</text:p>
      <text:p text:style-name="P17"><text:tab/>exponent += 4;</text:p>
      <text:p text:style-name="P17"><text:tab/>the_float |= exponent;</text:p>
      <text:p text:style-name="P17"><text:tab/>if (negative) the_float |= 0x80;</text:p>
      <text:p text:style-name="P17"/>
      <text:p text:style-name="P17"><text:tab/>return the_float;</text:p>
      <text:p text:style-name="P17">}</text:p>
      <text:p text:style-name="P17"/>
      <text:p text:style-name="P17">void software_ftoa (unsigned char f, char* strOut) { </text:p>
      <text:p text:style-name="P17"><text:tab/>// This function copy/pasted from assignment</text:p>
      <text:p text:style-name="P17"><text:tab/>int ch_p = 0;<text:tab/>// pointer to string chars</text:p>
      <text:p text:style-name="P17"/>
      <text:p text:style-name="P17"><text:tab/>if(f &amp; 0x80) strOut[ch_p++] = '-';<text:tab/><text:tab/>// is it negative</text:p>
      <text:p text:style-name="P17"/>
      <text:p text:style-name="P17"><text:tab/>int exponent;</text:p>
      <text:p text:style-name="P17"><text:tab/>exponent = (f &amp; 0x07) - 4;<text:tab/><text:tab/><text:tab/><text:tab/>// get the exponent</text:p>
      <text:p text:style-name="P17"><text:tab/>f &amp;= 0x78;<text:tab/><text:tab/><text:tab/><text:tab/><text:tab/><text:tab/><text:tab/><text:tab/>// mask off everything except mantissa</text:p>
      <text:p text:style-name="P17"><text:tab/>f |= 0x80;<text:tab/><text:tab/><text:tab/><text:tab/><text:tab/><text:tab/><text:tab/><text:tab/>// put on the leading 1</text:p>
      <text:p text:style-name="P17"><text:soft-page-break/></text:p>
      <text:p text:style-name="P17"><text:tab/>//print8bits(f);<text:tab/></text:p>
      <text:p text:style-name="P17"/>
      <text:p text:style-name="P17"><text:tab/>// now pack the normalized bits to a 'bit field' so</text:p>
      <text:p text:style-name="P17"><text:tab/>// so we can de-normalize it</text:p>
      <text:p text:style-name="P17"><text:tab/>unsigned short buffer = 0;</text:p>
      <text:p text:style-name="P17"><text:tab/>buffer = f;</text:p>
      <text:p text:style-name="P17"><text:tab/>buffer &lt;&lt;= 8;<text:tab/><text:tab/><text:tab/><text:tab/><text:tab/><text:tab/><text:tab/>// scoot into high byte</text:p>
      <text:p text:style-name="P17"><text:tab/>buffer &gt;&gt;= (7 - exponent);<text:tab/><text:tab/><text:tab/><text:tab/>// de-normalize</text:p>
      <text:p text:style-name="P17"/>
      <text:p text:style-name="P17"><text:tab/>//print16bits(buffer);<text:tab/> </text:p>
      <text:p text:style-name="P17"/>
      <text:p text:style-name="P17"><text:tab/>// get the whole part</text:p>
      <text:p text:style-name="P17"><text:tab/>unsigned char i_whole;<text:tab/><text:tab/><text:tab/><text:tab/><text:tab/>// bits to left of decimal</text:p>
      <text:p text:style-name="P17"><text:tab/>i_whole = (buffer &amp; 0xFF00) &gt;&gt; 8;</text:p>
      <text:p text:style-name="P17"/>
      <text:p text:style-name="P17"><text:tab/>// get the fractional part</text:p>
      <text:p text:style-name="P17"><text:tab/>unsigned char b_fract;<text:tab/><text:tab/><text:tab/><text:tab/><text:tab/>// bits to right of decimal</text:p>
      <text:p text:style-name="P17"><text:tab/>b_fract = (buffer &amp; 0x00FF);</text:p>
      <text:p text:style-name="P17"/>
      <text:p text:style-name="P17"><text:tab/>// add up the bit values in the mantissa using INTEGERS only</text:p>
      <text:p text:style-name="P17"><text:tab/>// we are adding up negative powers of 2 scaled by 100,000,000 decimal</text:p>
      <text:p text:style-name="P17"><text:tab/>// NOTE: <text:s/>Could easily loopify this...</text:p>
      <text:p text:style-name="P17"><text:tab/>unsigned long i_fract = 0;</text:p>
      <text:p text:style-name="P17"><text:tab/>if(b_fract &amp; 0x80) i_fract += 50000000;</text:p>
      <text:p text:style-name="P17"><text:tab/>if(b_fract &amp; 0x40) i_fract += 25000000;</text:p>
      <text:p text:style-name="P17"><text:tab/>if(b_fract &amp; 0x20) i_fract += 12500000;</text:p>
      <text:p text:style-name="P17"><text:tab/>if(b_fract &amp; 0x10) i_fract += <text:s/>6250000;</text:p>
      <text:p text:style-name="P17"><text:tab/>if(b_fract &amp; 0x08) i_fract += <text:s/>3125000;</text:p>
      <text:p text:style-name="P17"><text:tab/>if(b_fract &amp; 0x04) i_fract += <text:s/>1562500;</text:p>
      <text:p text:style-name="P17"><text:tab/>if(b_fract &amp; 0x02) i_fract += <text:s text:c="2"/>781250;</text:p>
      <text:p text:style-name="P17"><text:tab/>if(b_fract &amp; 0x01) i_fract += <text:s text:c="2"/>390625;</text:p>
      <text:p text:style-name="P17"/>
      <text:p text:style-name="P17"><text:tab/>// convert to decimal string format 00.00000000 with optional leading '-'</text:p>
      <text:p text:style-name="P17"><text:tab/>// Note: <text:s/>Could loopify this but need to calculate the subtractor</text:p>
      <text:p text:style-name="P17"><text:tab/>// values. Could do that using integer division (expensive), or</text:p>
      <text:p text:style-name="P17"><text:tab/>// integer multiplication (also expensive).</text:p>
      <text:p text:style-name="P17"><text:tab/>// BUT, could use a (fast) lookup table for the subtractor values</text:p>
      <text:p text:style-name="P17"><text:tab/>// to avoid division.</text:p>
      <text:p text:style-name="P17"/>
      <text:p text:style-name="P17"><text:tab/>// first do the integer part</text:p>
      <text:p text:style-name="P17"/>
      <text:p text:style-name="P17"><text:tab/>// do the tens</text:p>
      <text:p text:style-name="P17"><text:tab/>strOut[ch_p] = '0';</text:p>
      <text:p text:style-name="P17"><text:tab/>while(i_whole &gt;= 10){<text:tab/>// tens</text:p>
      <text:p text:style-name="P17"><text:tab/><text:tab/>strOut[ch_p]++;<text:tab/><text:tab/>// count by characters</text:p>
      <text:p text:style-name="P17"><text:tab/><text:tab/>i_whole -= 10;</text:p>
      <text:p text:style-name="P17"><text:tab/>}</text:p>
      <text:p text:style-name="P17"><text:tab/>ch_p++;<text:tab/><text:tab/><text:tab/><text:tab/><text:tab/>// next write spot</text:p>
      <text:p text:style-name="P17"/>
      <text:p text:style-name="P17"><text:tab/>// do the ones</text:p>
      <text:p text:style-name="P17"><text:tab/>strOut[ch_p] = '0';</text:p>
      <text:p text:style-name="P17"><text:tab/>while(i_whole &gt;= 1){ </text:p>
      <text:p text:style-name="P17"><text:tab/><text:tab/>strOut[ch_p]++; <text:s/></text:p>
      <text:p text:style-name="P17"><text:tab/><text:tab/>i_whole -= 1;</text:p>
      <text:p text:style-name="P17"><text:soft-page-break/><text:tab/>}</text:p>
      <text:p text:style-name="P17"><text:tab/>ch_p++;</text:p>
      <text:p text:style-name="P17"/>
      <text:p text:style-name="P17"><text:tab/>strOut[ch_p] = '.';<text:tab/><text:tab/><text:tab/>// decimal point</text:p>
      <text:p text:style-name="P17"><text:tab/>ch_p++;</text:p>
      <text:p text:style-name="P17"/>
      <text:p text:style-name="P17"><text:tab/>// now do the fractional part</text:p>
      <text:p text:style-name="P17"/>
      <text:p text:style-name="P17"><text:tab/>// do the '10,000,000'</text:p>
      <text:p text:style-name="P17"><text:tab/>strOut[ch_p] = '0';</text:p>
      <text:p text:style-name="P17"><text:tab/>while(i_fract &gt;= 10000000){ </text:p>
      <text:p text:style-name="P17"><text:tab/><text:tab/>strOut[ch_p]++; <text:s/></text:p>
      <text:p text:style-name="P17"><text:tab/><text:tab/>i_fract -= 10000000;</text:p>
      <text:p text:style-name="P17"><text:tab/>}</text:p>
      <text:p text:style-name="P17"><text:tab/>ch_p++;</text:p>
      <text:p text:style-name="P17"/>
      <text:p text:style-name="P17"><text:tab/>// do the '1,000,000'</text:p>
      <text:p text:style-name="P17"><text:tab/>strOut[ch_p] = '0';</text:p>
      <text:p text:style-name="P17"><text:tab/>while(i_fract &gt;= 1000000){ </text:p>
      <text:p text:style-name="P17"><text:tab/><text:tab/>strOut[ch_p]++; <text:s/></text:p>
      <text:p text:style-name="P17"><text:tab/><text:tab/>i_fract -= 1000000;</text:p>
      <text:p text:style-name="P17"><text:tab/>}</text:p>
      <text:p text:style-name="P17"><text:tab/>ch_p++;</text:p>
      <text:p text:style-name="P17"/>
      <text:p text:style-name="P17"><text:tab/>// do the '100,000'</text:p>
      <text:p text:style-name="P17"><text:tab/>strOut[ch_p] = '0';</text:p>
      <text:p text:style-name="P17"><text:tab/>while(i_fract &gt;= 100000){ </text:p>
      <text:p text:style-name="P17"><text:tab/><text:tab/>strOut[ch_p]++; <text:s/></text:p>
      <text:p text:style-name="P17"><text:tab/><text:tab/>i_fract -= 100000;</text:p>
      <text:p text:style-name="P17"><text:tab/>}</text:p>
      <text:p text:style-name="P17"><text:tab/>ch_p++;</text:p>
      <text:p text:style-name="P17"/>
      <text:p text:style-name="P17"><text:tab/>// do the '10,000'</text:p>
      <text:p text:style-name="P17"><text:tab/>strOut[ch_p] = '0';</text:p>
      <text:p text:style-name="P17"><text:tab/>while(i_fract &gt;= 10000){ </text:p>
      <text:p text:style-name="P17"><text:tab/><text:tab/>strOut[ch_p]++; <text:s/></text:p>
      <text:p text:style-name="P17"><text:tab/><text:tab/>i_fract -= 10000;</text:p>
      <text:p text:style-name="P17"><text:tab/>}</text:p>
      <text:p text:style-name="P17"><text:tab/>ch_p++;</text:p>
      <text:p text:style-name="P17"/>
      <text:p text:style-name="P17"><text:tab/>// do the 'thousands'</text:p>
      <text:p text:style-name="P17"><text:tab/>strOut[ch_p] = '0';</text:p>
      <text:p text:style-name="P17"><text:tab/>while(i_fract &gt;= 1000){ </text:p>
      <text:p text:style-name="P17"><text:tab/><text:tab/>strOut[ch_p]++; <text:s/></text:p>
      <text:p text:style-name="P17"><text:tab/><text:tab/>i_fract -= 1000;</text:p>
      <text:p text:style-name="P17"><text:tab/>}</text:p>
      <text:p text:style-name="P17"><text:tab/>ch_p++;</text:p>
      <text:p text:style-name="P17"/>
      <text:p text:style-name="P17"><text:tab/>// do the 'hundreds'</text:p>
      <text:p text:style-name="P17"><text:tab/>strOut[ch_p] = '0';</text:p>
      <text:p text:style-name="P17"><text:tab/>while(i_fract &gt;= 100){ </text:p>
      <text:p text:style-name="P17"><text:tab/><text:tab/>strOut[ch_p]++; <text:s/></text:p>
      <text:p text:style-name="P17"><text:tab/><text:tab/>i_fract -= 100;</text:p>
      <text:p text:style-name="P17"><text:tab/>}</text:p>
      <text:p text:style-name="P17"><text:tab/>ch_p++;</text:p>
      <text:p text:style-name="P17"><text:soft-page-break/></text:p>
      <text:p text:style-name="P17"><text:tab/>// do the 'tens'</text:p>
      <text:p text:style-name="P17"><text:tab/>strOut[ch_p] = '0';</text:p>
      <text:p text:style-name="P17"><text:tab/>while(i_fract &gt;= 10){ </text:p>
      <text:p text:style-name="P17"><text:tab/><text:tab/>strOut[ch_p]++; <text:s/></text:p>
      <text:p text:style-name="P17"><text:tab/><text:tab/>i_fract -= 10;</text:p>
      <text:p text:style-name="P17"><text:tab/>}</text:p>
      <text:p text:style-name="P17"><text:tab/>ch_p++;</text:p>
      <text:p text:style-name="P17"/>
      <text:p text:style-name="P17"><text:tab/>// do the 'ones'</text:p>
      <text:p text:style-name="P17"><text:tab/>strOut[ch_p] = '0';</text:p>
      <text:p text:style-name="P17"><text:tab/>while(i_fract &gt;= 1){ </text:p>
      <text:p text:style-name="P17"><text:tab/><text:tab/>strOut[ch_p]++; <text:s/></text:p>
      <text:p text:style-name="P17"><text:tab/><text:tab/>i_fract -= 1;</text:p>
      <text:p text:style-name="P17"><text:tab/>}</text:p>
      <text:p text:style-name="P17"><text:tab/>ch_p++;</text:p>
      <text:p text:style-name="P17"/>
      <text:p text:style-name="P17"><text:tab/>strOut[ch_p] = 0;<text:tab/>// null terminator</text:p>
      <text:p text:style-name="P17">}</text:p>
      <text:p text:style-name="P17"/>
      <text:p text:style-name="P17">void print_all_in_range() {</text:p>
      <text:p text:style-name="P17"><text:tab/>unsigned char byte;</text:p>
      <text:p text:style-name="P17"><text:tab/>char output[40];</text:p>
      <text:p text:style-name="P17"/>
      <text:p text:style-name="P17"><text:tab/>for (int i = 0; i &lt;= 255; ++i) {</text:p>
      <text:p text:style-name="P17"><text:tab/><text:tab/>byte = i;</text:p>
      <text:p text:style-name="P17"><text:tab/><text:tab/>software_ftoa(i, output);</text:p>
      <text:p text:style-name="P17"><text:tab/><text:tab/>printf("%s", output);</text:p>
      <text:p text:style-name="P17"><text:tab/><text:tab/>if (i != 255) printf(", ");</text:p>
      <text:p text:style-name="P17"><text:tab/>}</text:p>
      <text:p text:style-name="P17">}</text:p>
      <text:p text:style-name="P17"/>
      <text:p text:style-name="P17">void print8bits (unsigned char buffer) {</text:p>
      <text:p text:style-name="P17"><text:tab/>for (unsigned char mask = 0x80; mask; mask &gt;&gt;= 1) {</text:p>
      <text:p text:style-name="P17"><text:tab/><text:tab/>if (mask &amp; buffer) printf("1");</text:p>
      <text:p text:style-name="P17"><text:tab/><text:tab/>else printf("0");</text:p>
      <text:p text:style-name="P17"><text:tab/>}</text:p>
      <text:p text:style-name="P17"><text:tab/>printf("\n");</text:p>
      <text:p text:style-name="P17">}</text:p>
      <text:p text:style-name="P17"/>
      <text:p text:style-name="P17">void print16bits (unsigned short buffer) {</text:p>
      <text:p text:style-name="P17"><text:tab/>for (unsigned short mask = 0x8000; mask; mask &gt;&gt;= 1) {</text:p>
      <text:p text:style-name="P17"><text:tab/><text:tab/>if (mask &amp; buffer) printf("1");</text:p>
      <text:p text:style-name="P17"><text:tab/><text:tab/>else printf("0");</text:p>
      <text:p text:style-name="P17"><text:tab/>}</text:p>
      <text:p text:style-name="P17"><text:tab/>printf("\n");</text:p>
      <text:p text:style-name="P17">}</text:p>
      <text:p text:style-name="P17"/>
      <text:p text:style-name="P17">void print32bits (unsigned long buffer) {</text:p>
      <text:p text:style-name="P17"><text:tab/>for (unsigned long mask = 0x800000; mask; mask &gt;&gt;= 1) {</text:p>
      <text:p text:style-name="P17"><text:tab/><text:tab/>if (mask &amp; buffer) printf("1");</text:p>
      <text:p text:style-name="P17"><text:tab/><text:tab/>else printf("0");</text:p>
      <text:p text:style-name="P17"><text:tab/>}</text:p>
      <text:p text:style-name="P17"><text:tab/>printf("\n");</text:p>
      <text:p text:style-name="P17">}</text:p>
      <text:p text:style-name="P17"><text:soft-page-break/></text:p>
      <text:p text:style-name="P17">unsigned char software_float_add(unsigned char float1, unsigned char float2) {</text:p>
      <text:p text:style-name="P17"><text:tab/>unsigned short buffer1;</text:p>
      <text:p text:style-name="P17"><text:tab/>unsigned short buffer2;</text:p>
      <text:p text:style-name="P17"><text:tab/>unsigned short sum_buffer;</text:p>
      <text:p text:style-name="P17"><text:tab/>int exponent;</text:p>
      <text:p text:style-name="P17"><text:tab/>bool is_negative_float1 = false;</text:p>
      <text:p text:style-name="P17"><text:tab/>bool is_negative_float2 = false;</text:p>
      <text:p text:style-name="P17"><text:tab/>bool is_negative_sum = false;</text:p>
      <text:p text:style-name="P17"/>
      <text:p text:style-name="P17"><text:tab/>if (float1 &amp; 0x80) is_negative_float1 = true;</text:p>
      <text:p text:style-name="P17"><text:tab/>if (float2 &amp; 0x80) is_negative_float2 = true;</text:p>
      <text:p text:style-name="P17"/>
      <text:p text:style-name="P17"><text:tab/>exponent = (float1 &amp; 0x07) - 4;</text:p>
      <text:p text:style-name="P17"><text:tab/>float1 &amp;= 0x78;</text:p>
      <text:p text:style-name="P17"><text:tab/>float1 |= 0x80;</text:p>
      <text:p text:style-name="P17"/>
      <text:p text:style-name="P17"><text:tab/>buffer1 = float1;</text:p>
      <text:p text:style-name="P17"><text:tab/>buffer1 &lt;&lt;= 8;</text:p>
      <text:p text:style-name="P17"><text:tab/>buffer1 &gt;&gt;= (7 - exponent);</text:p>
      <text:p text:style-name="P17"/>
      <text:p text:style-name="P17"><text:tab/>exponent = (float2 &amp; 0x07) - 4;</text:p>
      <text:p text:style-name="P17"><text:tab/>float2 &amp;= 0x78;</text:p>
      <text:p text:style-name="P17"><text:tab/>float2 |= 0x80;</text:p>
      <text:p text:style-name="P17"/>
      <text:p text:style-name="P17"><text:tab/>buffer2 = float2;</text:p>
      <text:p text:style-name="P17"><text:tab/>buffer2 &lt;&lt;= 8;</text:p>
      <text:p text:style-name="P17"><text:tab/>buffer2 &gt;&gt;= (7 - exponent);</text:p>
      <text:p text:style-name="P17"/>
      <text:p text:style-name="P17"/>
      <text:p text:style-name="P17"><text:tab/>// Maybe I'm totally missing something here, but I belive the addition of</text:p>
      <text:p text:style-name="P17"><text:tab/>// some logic to deal with negative addends is required for this to</text:p>
      <text:p text:style-name="P17"><text:tab/>// function properly.</text:p>
      <text:p text:style-name="P17"><text:tab/>if (is_negative_float1 || is_negative_float2) {</text:p>
      <text:p text:style-name="P17"/>
      <text:p text:style-name="P17"><text:tab/><text:tab/>if (is_negative_float1 &amp;&amp; is_negative_float2) {</text:p>
      <text:p text:style-name="P17"><text:tab/><text:tab/><text:tab/>is_negative_sum = true;</text:p>
      <text:p text:style-name="P17"><text:tab/><text:tab/><text:tab/>sum_buffer = buffer1 + buffer2;</text:p>
      <text:p text:style-name="P17"><text:tab/><text:tab/>} </text:p>
      <text:p text:style-name="P17"><text:tab/><text:tab/></text:p>
      <text:p text:style-name="P17"><text:tab/><text:tab/>else if (buffer1 &gt;= buffer2) {</text:p>
      <text:p text:style-name="P17"><text:tab/><text:tab/><text:tab/>sum_buffer = buffer1 - buffer2;</text:p>
      <text:p text:style-name="P17"><text:tab/><text:tab/><text:tab/>if (is_negative_float1) is_negative_sum = true;</text:p>
      <text:p text:style-name="P17"><text:tab/><text:tab/>}</text:p>
      <text:p text:style-name="P17"><text:tab/><text:tab/></text:p>
      <text:p text:style-name="P17"><text:tab/><text:tab/>else {</text:p>
      <text:p text:style-name="P17"><text:tab/><text:tab/><text:tab/>sum_buffer = buffer2 - buffer1;</text:p>
      <text:p text:style-name="P17"><text:tab/><text:tab/><text:tab/>if (is_negative_float2) is_negative_sum = true;</text:p>
      <text:p text:style-name="P17"><text:tab/><text:tab/>}</text:p>
      <text:p text:style-name="P17"/>
      <text:p text:style-name="P17"><text:tab/>}</text:p>
      <text:p text:style-name="P17"/>
      <text:p text:style-name="P17"><text:tab/>else sum_buffer = buffer1 + buffer2;</text:p>
      <text:p text:style-name="P17"/>
      <text:p text:style-name="P17"><text:tab/>printf("#1 Expanded: <text:s text:c="3"/>");</text:p>
      <text:p text:style-name="P17"><text:soft-page-break/><text:tab/>print16bits(buffer1);</text:p>
      <text:p text:style-name="P17"><text:tab/>printf("#2 Expanded: <text:s text:c="3"/>");</text:p>
      <text:p text:style-name="P17"><text:tab/>print16bits(buffer2);</text:p>
      <text:p text:style-name="P17"><text:tab/>printf("Sum: <text:s text:c="11"/>");</text:p>
      <text:p text:style-name="P17"><text:tab/>print16bits(sum_buffer);</text:p>
      <text:p text:style-name="P17"><text:tab/></text:p>
      <text:p text:style-name="P17"><text:tab/>exponent = 7;</text:p>
      <text:p text:style-name="P17"><text:tab/>unsigned short bitfinder_mask = 0x8000;</text:p>
      <text:p text:style-name="P17"><text:tab/>while (!(sum_buffer &amp; bitfinder_mask)) {</text:p>
      <text:p text:style-name="P17"><text:tab/><text:tab/>--exponent;</text:p>
      <text:p text:style-name="P17"><text:tab/><text:tab/>bitfinder_mask &gt;&gt;= 1;</text:p>
      <text:p text:style-name="P17"><text:tab/>}</text:p>
      <text:p text:style-name="P17"/>
      <text:p text:style-name="P17"><text:tab/>if (exponent &gt; 3 || exponent &lt; -4) {</text:p>
      <text:p text:style-name="P17"><text:tab/><text:tab/>printf("Exponent of sum not within valid bounds.");</text:p>
      <text:p text:style-name="P17"><text:tab/><text:tab/>exit(0);</text:p>
      <text:p text:style-name="P17"><text:tab/>}</text:p>
      <text:p text:style-name="P17"/>
      <text:p text:style-name="P17"><text:tab/>unsigned char the_float;</text:p>
      <text:p text:style-name="P17"/>
      <text:p text:style-name="P17"><text:tab/>sum_buffer &lt;&lt;= (7 - exponent);</text:p>
      <text:p text:style-name="P17"><text:tab/>sum_buffer &gt;&gt;= 8;</text:p>
      <text:p text:style-name="P17"><text:tab/>printf("Sum Normalized: ");</text:p>
      <text:p text:style-name="P17"><text:tab/>print16bits(sum_buffer);</text:p>
      <text:p text:style-name="P17"><text:tab/>the_float = sum_buffer;</text:p>
      <text:p text:style-name="P17"><text:tab/>the_float &amp;= 0x78;</text:p>
      <text:p text:style-name="P17"><text:tab/>exponent += 4;</text:p>
      <text:p text:style-name="P17"><text:tab/>the_float |= exponent;</text:p>
      <text:p text:style-name="P17"><text:tab/>if (is_negative_sum) the_float |= 0x80;</text:p>
      <text:p text:style-name="P17"><text:tab/>printf("Sum Packed: <text:s text:c="4"/>");</text:p>
      <text:p text:style-name="P17"><text:tab/>print8bits(the_float);</text:p>
      <text:p text:style-name="P17"/>
      <text:p text:style-name="P17"><text:tab/>return the_float;</text:p>
      <text:p text:style-name="P17">}</text:p>
      <text:p text:style-name="P17"/>
      <text:p text:style-name="P17">unsigned char software_float_multiply(unsigned char, unsigned char) {</text:p>
      <text:p text:style-name="P17"><text:tab/>//TODO</text:p>
      <text:p text:style-name="P17"><text:tab/>return 0x00;</text:p>
      <text:p text:style-name="P17">}</text:p>
      <text:p text:style-name="P17"/>
      <text:p text:style-name="P17">int software_float_pow(int base, int exponent) {</text:p>
      <text:p text:style-name="P17"><text:tab/>int x = 1;</text:p>
      <text:p text:style-name="P17"><text:tab/>for (int i = 0; i &lt; exponent; ++i) {</text:p>
      <text:p text:style-name="P17"><text:tab/><text:tab/>x *= base;</text:p>
      <text:p text:style-name="P17"><text:tab/>}</text:p>
      <text:p text:style-name="P17"/>
      <text:p text:style-name="P17"><text:tab/>return x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Courier New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6</text:page-number> of <text:page-count>16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organ</meta:initial-creator>
    <meta:creation-date>2017-09-11T02:34:54</meta:creation-date>
    <dc:date>2017-09-14T03:28:47</dc:date>
    <dc:creator>Joseph Morgan</dc:creator>
    <meta:editing-duration>PT26M36S</meta:editing-duration>
    <meta:editing-cycles>2</meta:editing-cycles>
    <meta:generator>OpenOffice/4.1.3$Unix OpenOffice.org_project/413m1$Build-9783</meta:generator>
    <meta:document-statistic meta:table-count="0" meta:image-count="1" meta:object-count="0" meta:page-count="16" meta:paragraph-count="599" meta:word-count="2705" meta:character-count="15642"/>
  </office:meta>
</office:document-meta>
</file>